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9cm" fo:min-width="0.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69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9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48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96cm" svg:height="0.96cm" svg:x="9.507cm" svg:y="13.737cm" svg:viewBox="0 0 2397 961" svg:d="M0 0c192 12 310 183 499 215 178 30 341 129 513 182 180 55 306 247 500 250 206 4 361 140 546 198l194 67 145 49">
            <text:p/>
          </draw:path>
          <draw:path draw:style-name="gr1" draw:text-style-name="P1" draw:layer="layout" svg:width="0.611cm" svg:height="1.14cm" svg:x="8.895cm" svg:y="13.723cm" svg:viewBox="0 0 612 1141" svg:d="M612 0c-145 125-180 296-270 446-81 138-120 290-180 434l-72 145-90 116">
            <text:p/>
          </draw:path>
          <draw:path draw:style-name="gr1" draw:text-style-name="P1" draw:layer="layout" svg:width="0.429cm" svg:height="1.176cm" svg:x="11.44cm" svg:y="14.695cm" svg:viewBox="0 0 430 1177" svg:d="M430 0c-24 182-114 344-215 497s-167 329-181 514l-34 166">
            <text:p/>
          </draw:path>
          <draw:path draw:style-name="gr1" draw:text-style-name="P1" draw:layer="layout" svg:width="2.461cm" svg:height="1.027cm" svg:x="8.929cm" svg:y="14.85cm" svg:viewBox="0 0 2462 1028" svg:d="M0 0c162 113 328 215 485 342 141 115 312 155 468 242 151 83 298 116 453 122s298 15 453 19 288 173 452 180l151 81-30 42">
            <text:p/>
          </draw:path>
          <draw:path draw:style-name="gr1" draw:text-style-name="P1" draw:layer="layout" svg:width="2.925cm" svg:height="0.131cm" svg:x="8.945cm" svg:y="14.716cm" svg:viewBox="0 0 2926 132" svg:d="M0 132c169-31 340-16 513-17s353 0 529 0 353 0 528 0c180 0 365-4 545 0 173 5 342-18 513-32l166-34 132-49">
            <text:p/>
          </draw:path>
          <draw:ellipse draw:style-name="gr2" draw:text-style-name="P2" draw:layer="layout" svg:width="0.368cm" svg:height="0.389cm" svg:x="8.975cm" svg:y="14.518cm" draw:kind="arc" draw:start-angle="322.5" draw:end-angle="105.12">
            <text:p/>
          </draw:ellipse>
          <draw:frame draw:style-name="gr3" draw:text-style-name="P4" draw:layer="layout" svg:width="1.069cm" svg:height="0.624cm" svg:x="9.177cm" svg:y="14.168cm">
            <draw:text-box>
              <text:p text:style-name="P3"><text:span text:style-name="T1">58°</text:span></text:p>
            </draw:text-box>
          </draw:frame>
          <draw:frame draw:style-name="gr4" draw:text-style-name="P5" draw:layer="layout" svg:width="0.726cm" svg:height="0.662cm" svg:x="8.674cm" svg:y="13.854cm">
            <draw:text-box>
              <text:p text:style-name="P3"><text:span text:style-name="T2">3</text:span></text:p>
            </draw:text-box>
          </draw:frame>
          <draw:frame draw:style-name="gr5" draw:text-style-name="P4" draw:layer="layout" svg:width="0.722cm" svg:height="0.624cm" svg:x="9.208cm" svg:y="13.207cm">
            <draw:text-box>
              <text:p text:style-name="P3"><text:span text:style-name="T1">R</text:span></text:p>
            </draw:text-box>
          </draw:frame>
          <draw:frame draw:style-name="gr6" draw:text-style-name="P5" draw:layer="layout" svg:width="0.033cm" svg:height="1.187cm" svg:x="12.102cm" svg:y="14.582cm">
            <draw:text-box>
              <text:p/>
            </draw:text-box>
          </draw:frame>
          <draw:frame draw:style-name="gr6" draw:text-style-name="P5" draw:layer="layout" svg:width="0.05cm" svg:height="1.187cm" svg:x="11.986cm" svg:y="14.598cm">
            <draw:text-box>
              <text:p/>
            </draw:text-box>
          </draw:frame>
          <draw:frame draw:style-name="gr5" draw:text-style-name="P4" draw:layer="layout" svg:width="0.705cm" svg:height="0.624cm" svg:x="11.776cm" svg:y="14.319cm">
            <draw:text-box>
              <text:p text:style-name="P3"><text:span text:style-name="T1">S</text:span></text:p>
            </draw:text-box>
          </draw:frame>
          <draw:frame draw:style-name="gr6" draw:text-style-name="P5" draw:layer="layout" svg:width="0.082cm" svg:height="1.187cm" svg:x="11.292cm" svg:y="13.539cm">
            <draw:text-box>
              <text:p/>
            </draw:text-box>
          </draw:frame>
          <draw:frame draw:style-name="gr5" draw:text-style-name="P4" draw:layer="layout" svg:width="0.697cm" svg:height="0.624cm" svg:x="11.243cm" svg:y="15.788cm">
            <draw:text-box>
              <text:p text:style-name="P3"><text:span text:style-name="T1">T</text:span></text:p>
            </draw:text-box>
          </draw:frame>
          <draw:frame draw:style-name="gr5" draw:text-style-name="P4" draw:layer="layout" svg:width="0.735cm" svg:height="0.624cm" svg:x="8.48cm" svg:y="14.796cm">
            <draw:text-box>
              <text:p text:style-name="P3"><text:span text:style-name="T1">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17:16.899707589</meta:creation-date>
    <dc:date>2018-03-12T13:18:14.350799394</dc:date>
    <meta:editing-duration>PT57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